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7bb" officeooo:paragraph-rsid="001127bb"/>
    </style:style>
    <style:style style:name="P2" style:family="paragraph" style:parent-style-name="Standard">
      <style:text-properties fo:font-weight="bold" officeooo:rsid="001127bb" officeooo:paragraph-rsid="001127bb" style:font-weight-asian="bold" style:font-weight-complex="bold"/>
    </style:style>
    <style:style style:name="P3" style:family="paragraph" style:parent-style-name="Standard">
      <style:text-properties fo:font-style="italic" officeooo:rsid="001127bb" officeooo:paragraph-rsid="001127bb" style:font-style-asian="italic" style:font-style-complex="italic"/>
    </style:style>
    <style:style style:name="P4" style:family="paragraph" style:parent-style-name="Standard">
      <style:text-properties fo:font-style="normal" fo:font-weight="bold" officeooo:rsid="001ac21c" officeooo:paragraph-rsid="001ac21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ac21c" officeooo:paragraph-rsid="001d8c6e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ac21c" officeooo:paragraph-rsid="001ac21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ac21c" officeooo:paragraph-rsid="001d8c6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ac21c" officeooo:paragraph-rsid="001ecf8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127bb" officeooo:paragraph-rsid="001127bb"/>
    </style:style>
    <style:style style:name="P10" style:family="paragraph" style:parent-style-name="Standard">
      <style:text-properties officeooo:rsid="001127bb" officeooo:paragraph-rsid="001d8c6e"/>
    </style:style>
    <style:style style:name="P11" style:family="paragraph" style:parent-style-name="Standard">
      <style:text-properties officeooo:rsid="001127bb" officeooo:paragraph-rsid="001ecf87"/>
    </style:style>
    <style:style style:name="T1" style:family="text">
      <style:text-properties officeooo:rsid="001238f6"/>
    </style:style>
    <style:style style:name="T2" style:family="text">
      <style:text-properties officeooo:rsid="00132b64"/>
    </style:style>
    <style:style style:name="T3" style:family="text">
      <style:text-properties officeooo:rsid="0017ac58"/>
    </style:style>
    <style:style style:name="T4" style:family="text">
      <style:text-properties officeooo:rsid="0017fce8"/>
    </style:style>
    <style:style style:name="T5" style:family="text">
      <style:text-properties officeooo:rsid="001a1ae6"/>
    </style:style>
    <style:style style:name="T6" style:family="text">
      <style:text-properties fo:font-style="normal" fo:font-weight="normal" officeooo:rsid="001d8c6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ecf8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d8c6e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ecf87" style:font-style-asian="normal" style:font-weight-asian="bold" style:font-style-complex="normal" style:font-weight-complex="bold"/>
    </style:style>
    <style:style style:name="T10" style:family="text">
      <style:text-properties officeooo:rsid="001b9cd8"/>
    </style:style>
    <style:style style:name="T11" style:family="text">
      <style:text-properties officeooo:rsid="001d8c6e"/>
    </style:style>
    <style:style style:name="T12" style:family="text">
      <style:text-properties officeooo:rsid="001ec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-DPI note:</text:p>
      <text:p text:style-name="P2">+ Carefull about using the &gt;&gt; <text:span text:style-name="T3">and /</text:span> operator <text:span text:style-name="T3">(shift right and divide)</text:span> on svLogicVecVal datatype:</text:p>
      <text:p text:style-name="P1"><text:tab/>shift right shift and remove the most right bits corresponding to the amount of shift.</text:p>
      <text:p text:style-name="P1"><text:tab/>Ie: 11011100 &gt;&gt; 4 = 1101 <text:span text:style-name="T2">(lost 4 right bits)</text:span></text:p>
      <text:p text:style-name="P1"><text:s text:c="18"/><text:span text:style-name="T1">111011 &gt;&gt; 2 = 1110 </text:span><text:span text:style-name="T2">(lost 2 right bits)</text:span></text:p>
      <text:p text:style-name="P1"><text:tab/>→ <text:span text:style-name="T2">need to insert signed bit to the left equal to the amount of shift</text:span></text:p>
      <text:p text:style-name="P1"><text:tab/>→ <text:span text:style-name="T4">same problem applied to the divide operator (/ operator)</text:span></text:p>
      <text:p text:style-name="P3">* <text:span text:style-name="T5">Shift left is okay</text:span></text:p>
      <text:p text:style-name="P4">+ svLeft, svRight:</text:p>
      <text:p text:style-name="P6"><text:tab/>-<text:span text:style-name="T10"> </text:span>return datatype: int</text:p>
      <text:p text:style-name="P6"><text:tab/>-<text:span text:style-name="T10"> </text:span>function: return left/right bound of unpacked array</text:p>
      <text:p text:style-name="P6"><text:tab/> <text:s text:c="2"/>ie: logic kek[7:2] → svLeft(kek, 1) = 7, svRight(kek, 1) = 2 </text:p>
      <text:p text:style-name="P5">+ <text:span text:style-name="T11">svGetPartselLogic</text:span>:</text:p>
      <text:p text:style-name="P7"><text:tab/>- <text:span text:style-name="T11">return datatype: void</text:span></text:p>
      <text:p text:style-name="P7"><text:tab/>- <text:span text:style-name="T11">copy part of source array to destination array</text:span></text:p>
      <text:p text:style-name="P7"><text:tab/> <text:s text:c="2"/><text:span text:style-name="T11">ie: logic [7:0] src = 8’b1110_0011 </text:span></text:p>
      <text:p text:style-name="P1"><text:tab/> <text:s text:c="7"/><text:span text:style-name="T11">logic [3:0] dest;</text:span></text:p>
      <text:p text:style-name="P10"><text:s text:c="21"/><text:span text:style-name="T6">svGetPartselLogic(dest, src, 4, 4)</text:span></text:p>
      <text:p text:style-name="P10"><text:span text:style-name="T6"><text:s text:c="19"/>→ dest = 1100</text:span></text:p>
      <text:p text:style-name="P5">+ <text:span text:style-name="T11">svPutPartselLogic</text:span>:</text:p>
      <text:p text:style-name="P7"><text:tab/>- <text:span text:style-name="T11">return datatype: void</text:span></text:p>
      <text:p text:style-name="P7"><text:tab/>- <text:span text:style-name="T12">set</text:span><text:span text:style-name="T11"> part of source array to destination array</text:span></text:p>
      <text:p text:style-name="P7"><text:tab/> <text:s text:c="2"/><text:span text:style-name="T11">ie: logic [7:0] src <text:s text:c="2"/>= 8’b1110</text:span></text:p>
      <text:p text:style-name="P10"><text:tab/> <text:s text:c="7"/><text:span text:style-name="T11">logic [3:0] dest </text:span><text:span text:style-name="T12">= 8’b1110</text:span><text:span text:style-name="T11">;</text:span></text:p>
      <text:p text:style-name="P10"><text:s text:c="21"/><text:span text:style-name="T6">sv</text:span><text:span text:style-name="T7">Put</text:span><text:span text:style-name="T6">PartselLogic(dest, *src, 4, 4)</text:span></text:p>
      <text:p text:style-name="P10"><text:span text:style-name="T6"><text:s text:c="19"/>→ dest = 1100_</text:span><text:span text:style-name="T7">1110</text:span></text:p>
      <text:p text:style-name="P10"><text:span text:style-name="T7"/></text:p>
      <text:p text:style-name="P8"><text:span text:style-name="T11"><text:tab/> <text:s text:c="2"/>ie: logic [7:0] src <text:s text:c="2"/>= 8’b1110</text:span></text:p>
      <text:p text:style-name="P11"><text:tab/> <text:s text:c="7"/><text:span text:style-name="T11">logic [3:0] dest </text:span><text:span text:style-name="T12">= 8’b1110</text:span><text:span text:style-name="T11">;</text:span></text:p>
      <text:p text:style-name="P11"><text:s text:c="21"/><text:span text:style-name="T6">sv</text:span><text:span text:style-name="T7">Put</text:span><text:span text:style-name="T6">PartselLogic(dest, *src, </text:span><text:span text:style-name="T7">6</text:span><text:span text:style-name="T6">, 4)</text:span></text:p>
      <text:p text:style-name="P11"><text:span text:style-name="T6"><text:s text:c="19"/>→ dest = 1100_</text:span><text:span text:style-name="T9">00</text:span><text:span text:style-name="T6">_</text:span><text:span text:style-name="T7">1110 (2 bits 0 is in the middle auto insert)</text:span></text:p>
      <text:p text:style-name="P10"><text:span text:style-name="T7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4:44:34.297708770</meta:creation-date>
    <dc:date>2024-04-06T10:43:18.849984088</dc:date>
    <meta:editing-duration>PT1H49M37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03" meta:character-count="1313" meta:non-whitespace-character-count="942"/>
  </office:meta>
</office:document-meta>
</file>